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solid" draw:fill-color="#eeeee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svg:stroke-width="0.03cm" svg:stroke-color="#000000" draw:marker-start-width="0.245cm" draw:marker-end-width="0.245cm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svg:stroke-width="0cm" svg:stroke-color="#000000" draw:marker-start-width="0.2cm" draw:marker-end-width="0.2cm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000000" draw:marker-start-width="0.23cm" draw:marker-end-width="0.23cm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svg:stroke-width="0.03cm" svg:stroke-color="#000000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1" style:family="graphic" style:parent-style-name="objectwithoutfill">
      <style:graphic-properties draw:stroke="dash" draw:stroke-dash="Fine_20_Dashed_20__28_var_29_" draw:fill="none" draw:textarea-vertical-align="middle"/>
    </style:style>
    <style:style style:name="gr12" style:family="graphic" style:parent-style-name="objectwithoutfill">
      <style:graphic-properties draw:stroke="dash" draw:stroke-dash="Fine_20_Dashed_20__28_var_29_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dash" draw:stroke-dash="Fine_20_Dashed_20__28_var_29_" svg:stroke-width="0.03cm" svg:stroke-color="#000000" draw:marker-start-width="0.245cm" draw:marker-end-width="0.245cm" draw:textarea-vertical-align="middle" fo:padding-top="0.14cm" fo:padding-bottom="0.14cm" fo:padding-left="0.265cm" fo:padding-right="0.265cm"/>
    </style:style>
    <style:style style:name="gr14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Výchozí">
        <draw:custom-shape draw:style-name="gr1" draw:text-style-name="P1" draw:layer="layout" svg:width="3.3cm" svg:height="1.2cm" svg:x="3.2cm" svg:y="1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1.2cm" svg:x="3.7cm" svg:y="17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1.2cm" svg:x="3.7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.9cm" svg:y1="17.906cm" svg:x2="4.7cm" svg:y2="17.898cm">
            <text:p/>
          </draw:line>
          <draw:line draw:style-name="gr2" draw:text-style-name="P1" draw:layer="layout" svg:x1="3.099cm" svg:y1="17.705cm" svg:x2="4.298cm" svg:y2="17.5cm">
            <text:p/>
          </draw:line>
          <draw:line draw:style-name="gr2" draw:text-style-name="P1" draw:layer="layout" svg:x1="3.101cm" svg:y1="18.105cm" svg:x2="4.302cm" svg:y2="18.3cm">
            <text:p/>
          </draw:line>
          <draw:path draw:style-name="gr2" draw:text-style-name="P1" draw:layer="layout" svg:width="0.2cm" svg:height="0.198cm" svg:x="2.9cm" svg:y="17.906cm" svg:viewBox="0 0 201 199" svg:d="m201 199c-200 1-201-199-201-199">
            <text:p/>
          </draw:path>
          <draw:path draw:style-name="gr2" draw:text-style-name="P1" draw:layer="layout" svg:width="0.198cm" svg:height="0.2cm" svg:x="2.9cm" svg:y="17.705cm" svg:viewBox="0 0 199 201" svg:d="m199 0c-200 1-199 201-199 201">
            <text:p/>
          </draw:path>
          <draw:path draw:style-name="gr2" draw:text-style-name="P1" draw:layer="layout" svg:width="0.401cm" svg:height="0.397cm" svg:x="4.298cm" svg:y="17.5cm" svg:viewBox="0 0 402 398" svg:d="m0 0c400-2 402 398 402 398">
            <text:p/>
          </draw:path>
          <draw:path draw:style-name="gr2" draw:text-style-name="P1" draw:layer="layout" svg:width="0.397cm" svg:height="0.401cm" svg:x="4.302cm" svg:y="17.898cm" svg:viewBox="0 0 398 402" svg:d="m0 402c400-2 398-402 398-402">
            <text:p/>
          </draw:path>
          <draw:line draw:style-name="gr2" draw:text-style-name="P1" draw:layer="layout" svg:x1="3.101cm" svg:y1="18.105cm" svg:x2="3.099cm" svg:y2="17.705cm">
            <text:p/>
          </draw:line>
          <draw:line draw:style-name="gr2" draw:text-style-name="P1" draw:layer="layout" svg:x1="4.301cm" svg:y1="18.3cm" svg:x2="4.298cm" svg:y2="17.5cm">
            <text:p/>
          </draw:line>
        </draw:g>
        <draw:g>
          <draw:line draw:style-name="gr2" draw:text-style-name="P1" draw:layer="layout" svg:x1="4.29cm" svg:y1="16.5cm" svg:x2="4.303cm" svg:y2="18.3cm">
            <text:p/>
          </draw:line>
          <draw:line draw:style-name="gr2" draw:text-style-name="P1" draw:layer="layout" svg:x1="4.491cm" svg:y1="16.699cm" svg:x2="4.699cm" svg:y2="17.898cm">
            <text:p/>
          </draw:line>
          <draw:line draw:style-name="gr2" draw:text-style-name="P1" draw:layer="layout" svg:x1="4.092cm" svg:y1="16.701cm" svg:x2="3.9cm" svg:y2="17.902cm">
            <text:p/>
          </draw:line>
          <draw:path draw:style-name="gr2" draw:text-style-name="P1" draw:layer="layout" svg:width="0.198cm" svg:height="0.2cm" svg:x="4.091cm" svg:y="16.5cm" svg:viewBox="0 0 199 201" svg:d="m0 201c-1-200 199-201 199-201">
            <text:p/>
          </draw:path>
          <draw:path draw:style-name="gr2" draw:text-style-name="P1" draw:layer="layout" svg:width="0.2cm" svg:height="0.198cm" svg:x="4.29cm" svg:y="16.5cm" svg:viewBox="0 0 201 199" svg:d="m201 199c-1-200-201-199-201-199">
            <text:p/>
          </draw:path>
          <draw:path draw:style-name="gr2" draw:text-style-name="P1" draw:layer="layout" svg:width="0.396cm" svg:height="0.402cm" svg:x="4.302cm" svg:y="17.897cm" svg:viewBox="0 0 397 403" svg:d="m397 0c3 400-397 403-397 403">
            <text:p/>
          </draw:path>
          <draw:path draw:style-name="gr2" draw:text-style-name="P1" draw:layer="layout" svg:width="0.402cm" svg:height="0.396cm" svg:x="3.9cm" svg:y="17.903cm" svg:viewBox="0 0 403 397" svg:d="m0 0c3 400 403 397 403 397">
            <text:p/>
          </draw:path>
          <draw:line draw:style-name="gr2" draw:text-style-name="P1" draw:layer="layout" svg:x1="4.091cm" svg:y1="16.702cm" svg:x2="4.491cm" svg:y2="16.699cm">
            <text:p/>
          </draw:line>
          <draw:line draw:style-name="gr2" draw:text-style-name="P1" draw:layer="layout" svg:x1="3.9cm" svg:y1="17.903cm" svg:x2="4.7cm" svg:y2="17.897cm">
            <text:p/>
          </draw:line>
        </draw:g>
        <draw:line draw:style-name="gr3" draw:text-style-name="P1" draw:layer="layout" svg:x1="9.7cm" svg:y1="18.5cm" svg:x2="2.7cm" svg:y2="18.5cm">
          <text:p/>
        </draw:line>
        <draw:line draw:style-name="gr2" draw:text-style-name="P1" draw:layer="layout" svg:x1="6.7cm" svg:y1="18cm" svg:x2="9.7cm" svg:y2="18cm">
          <text:p/>
        </draw:line>
        <draw:line draw:style-name="gr2" draw:text-style-name="P1" draw:layer="layout" svg:x1="9.7cm" svg:y1="18.5cm" svg:x2="9.7cm" svg:y2="17.6cm">
          <text:p/>
        </draw:line>
        <draw:line draw:style-name="gr2" draw:text-style-name="P1" draw:layer="layout" svg:x1="6.7cm" svg:y1="18.5cm" svg:x2="6.7cm" svg:y2="18cm">
          <text:p/>
        </draw:line>
        <draw:circle draw:style-name="gr4" draw:text-style-name="P1" draw:layer="layout" svg:width="0.001cm" svg:height="0.001cm" svg:x="9.7cm" svg:y="15.001cm" draw:kind="arc" draw:start-angle="0" draw:end-angle="270">
          <text:p/>
        </draw:circle>
        <draw:line draw:style-name="gr3" draw:text-style-name="P1" draw:layer="layout" svg:x1="4.7cm" svg:y1="15.001cm" svg:x2="9.7cm" svg:y2="15.001cm">
          <text:p/>
        </draw:line>
        <draw:path draw:style-name="gr2" draw:text-style-name="P1" draw:layer="layout" svg:width="0.766cm" svg:height="0.948cm" svg:x="9.7cm" svg:y="16.652cm" svg:viewBox="0 0 767 949" svg:d="m0 949c0-400 144-552 344-652s323-197 423-297">
          <text:p/>
        </draw:path>
        <draw:line draw:style-name="gr2" draw:text-style-name="P1" draw:layer="layout" svg:x1="2.7cm" svg:y1="18.501cm" svg:x2="2.7cm" svg:y2="17.001cm">
          <text:p/>
        </draw:line>
        <draw:circle draw:style-name="gr5" draw:text-style-name="P1" draw:layer="layout" svg:width="2cm" svg:height="2cm" svg:x="8.7cm" svg:y="15.001cm" draw:kind="arc" draw:start-angle="318.81" draw:end-angle="89.7">
          <text:p/>
        </draw:circle>
        <draw:circle draw:style-name="gr5" draw:text-style-name="P1" draw:layer="layout" svg:width="4cm" svg:height="4cm" svg:x="2.7cm" svg:y="15.001cm" draw:kind="arc" draw:start-angle="90" draw:end-angle="180">
          <text:p/>
        </draw:circle>
        <draw:line draw:style-name="gr2" draw:text-style-name="P1" draw:layer="layout" svg:x1="8.9cm" svg:y1="17.6cm" svg:x2="9.1cm" svg:y2="17.6cm">
          <text:p/>
        </draw:line>
        <draw:line draw:style-name="gr2" draw:text-style-name="P1" draw:layer="layout" svg:x1="9cm" svg:y1="17.5cm" svg:x2="9cm" svg:y2="17.7cm">
          <text:p/>
        </draw:line>
        <draw:g>
          <draw:line draw:style-name="gr3" draw:text-style-name="P1" draw:layer="layout" svg:x1="9.6cm" svg:y1="16.001cm" svg:x2="9.8cm" svg:y2="16.001cm">
            <text:p/>
          </draw:line>
          <draw:line draw:style-name="gr3" draw:text-style-name="P1" draw:layer="layout" svg:x1="9.7cm" svg:y1="15.901cm" svg:x2="9.7cm" svg:y2="16.101cm">
            <text:p/>
          </draw:line>
          <draw:line draw:style-name="gr6" draw:text-style-name="P1" draw:layer="layout" svg:x1="2.8cm" svg:y1="17.001cm" svg:x2="9.7cm" svg:y2="17.001cm">
            <text:p/>
          </draw:line>
          <draw:circle draw:style-name="gr7" draw:text-style-name="P1" draw:layer="layout" svg:width="0.2cm" svg:height="0.2cm" svg:x="2.7cm" svg:y="16.801cm" draw:kind="arc" draw:start-angle="180" draw:end-angle="270">
            <text:p/>
          </draw:circle>
          <draw:line draw:style-name="gr6" draw:text-style-name="P1" draw:layer="layout" svg:x1="2.7cm" svg:y1="16.901cm" svg:x2="2.7cm" svg:y2="16.001cm">
            <text:p/>
          </draw:line>
          <draw:circle draw:style-name="gr7" draw:text-style-name="P1" draw:layer="layout" svg:width="2cm" svg:height="2cm" svg:x="2.7cm" svg:y="15.001cm" draw:kind="arc" draw:start-angle="90" draw:end-angle="180">
            <text:p/>
          </draw:circle>
          <draw:line draw:style-name="gr6" draw:text-style-name="P1" draw:layer="layout" svg:x1="3.7cm" svg:y1="15.001cm" svg:x2="9.7cm" svg:y2="15.001cm">
            <text:p/>
          </draw:line>
          <draw:line draw:style-name="gr6" draw:text-style-name="P1" draw:layer="layout" svg:x1="9.7cm" svg:y1="17.001cm" svg:x2="11.2cm" svg:y2="17.001cm">
            <text:p/>
          </draw:line>
          <draw:line draw:style-name="gr6" draw:text-style-name="P1" draw:layer="layout" svg:x1="16.6cm" svg:y1="18.001cm" svg:x2="15.2cm" svg:y2="18.001cm">
            <text:p/>
          </draw:line>
          <draw:path draw:style-name="gr6" draw:text-style-name="P1" draw:layer="layout" svg:width="2.099cm" svg:height="0.399cm" svg:x="11.2cm" svg:y="17.001cm" svg:viewBox="0 0 2100 400" svg:d="m0 0c1300 0 2100 400 2100 400">
            <text:p/>
          </draw:path>
          <draw:path draw:style-name="gr6" draw:text-style-name="P1" draw:layer="layout" svg:width="1.899cm" svg:height="0.599cm" svg:x="13.3cm" svg:y="17.401cm" svg:viewBox="0 0 1900 600" svg:d="m1900 600c-900 0-1900-600-1900-600">
            <text:p/>
          </draw:path>
          <draw:path draw:style-name="gr6" draw:text-style-name="P1" draw:layer="layout" svg:width="6.499cm" svg:height="1.799cm" svg:x="9.7cm" svg:y="15.001cm" svg:viewBox="0 0 6500 1800" svg:d="m0 0c3758 0 6500 1800 6500 1800">
            <text:p/>
          </draw:path>
          <draw:circle draw:style-name="gr7" draw:text-style-name="P1" draw:layer="layout" svg:width="0.2cm" svg:height="0.2cm" draw:transform="rotate (1.5707963267949) translate (16.5cm 18.001cm)" draw:kind="arc" draw:start-angle="180" draw:end-angle="270">
            <text:p/>
          </draw:circle>
          <draw:path draw:style-name="gr6" draw:text-style-name="P1" draw:layer="layout" svg:width="0.499cm" svg:height="1.099cm" svg:x="16.2cm" svg:y="16.801cm" svg:viewBox="0 0 500 1100" svg:d="m500 1100c0-700-500-1100-500-1100">
            <text:p/>
          </draw:path>
        </draw:g>
        <draw:g>
          <draw:line draw:style-name="gr8" draw:text-style-name="P1" draw:layer="layout" svg:x1="9.6cm" svg:y1="7.301cm" svg:x2="9.8cm" svg:y2="7.301cm">
            <text:p/>
          </draw:line>
          <draw:line draw:style-name="gr8" draw:text-style-name="P1" draw:layer="layout" svg:x1="9.7cm" svg:y1="7.201cm" svg:x2="9.7cm" svg:y2="7.401cm">
            <text:p/>
          </draw:line>
          <draw:line draw:style-name="gr8" draw:text-style-name="P1" draw:layer="layout" svg:x1="2.8cm" svg:y1="8.301cm" svg:x2="9.7cm" svg:y2="8.301cm">
            <text:p/>
          </draw:line>
          <draw:circle draw:style-name="gr9" draw:text-style-name="P1" draw:layer="layout" svg:width="0.2cm" svg:height="0.2cm" svg:x="2.7cm" svg:y="8.101cm" draw:kind="arc" draw:start-angle="180" draw:end-angle="270">
            <text:p/>
          </draw:circle>
          <draw:line draw:style-name="gr8" draw:text-style-name="P1" draw:layer="layout" svg:x1="2.7cm" svg:y1="8.201cm" svg:x2="2.7cm" svg:y2="7.301cm">
            <text:p/>
          </draw:line>
          <draw:circle draw:style-name="gr9" draw:text-style-name="P1" draw:layer="layout" svg:width="2cm" svg:height="2cm" svg:x="2.7cm" svg:y="6.301cm" draw:kind="arc" draw:start-angle="90" draw:end-angle="180">
            <text:p/>
          </draw:circle>
          <draw:line draw:style-name="gr8" draw:text-style-name="P1" draw:layer="layout" svg:x1="3.7cm" svg:y1="6.301cm" svg:x2="9.7cm" svg:y2="6.301cm">
            <text:p/>
          </draw:line>
          <draw:line draw:style-name="gr8" draw:text-style-name="P1" draw:layer="layout" svg:x1="9.7cm" svg:y1="8.301cm" svg:x2="11.2cm" svg:y2="8.301cm">
            <text:p/>
          </draw:line>
          <draw:line draw:style-name="gr8" draw:text-style-name="P1" draw:layer="layout" svg:x1="16.6cm" svg:y1="9.301cm" svg:x2="15.2cm" svg:y2="9.301cm">
            <text:p/>
          </draw:line>
          <draw:path draw:style-name="gr8" draw:text-style-name="P1" draw:layer="layout" svg:width="2.099cm" svg:height="0.399cm" svg:x="11.2cm" svg:y="8.301cm" svg:viewBox="0 0 2100 400" svg:d="m0 0c1300 0 2100 400 2100 400">
            <text:p/>
          </draw:path>
          <draw:path draw:style-name="gr8" draw:text-style-name="P1" draw:layer="layout" svg:width="1.899cm" svg:height="0.599cm" svg:x="13.3cm" svg:y="8.701cm" svg:viewBox="0 0 1900 600" svg:d="m1900 600c-900 0-1900-600-1900-600">
            <text:p/>
          </draw:path>
          <draw:path draw:style-name="gr8" draw:text-style-name="P1" draw:layer="layout" svg:width="6.499cm" svg:height="1.799cm" svg:x="9.7cm" svg:y="6.301cm" svg:viewBox="0 0 6500 1800" svg:d="m0 0c3758 0 6500 1800 6500 1800">
            <text:p/>
          </draw:path>
          <draw:circle draw:style-name="gr9" draw:text-style-name="P1" draw:layer="layout" svg:width="0.2cm" svg:height="0.2cm" draw:transform="rotate (1.5707963267949) translate (16.5cm 9.301cm)" draw:kind="arc" draw:start-angle="180" draw:end-angle="270">
            <text:p/>
          </draw:circle>
          <draw:path draw:style-name="gr8" draw:text-style-name="P1" draw:layer="layout" svg:width="0.499cm" svg:height="1.099cm" svg:x="16.2cm" svg:y="8.101cm" svg:viewBox="0 0 500 1100" svg:d="m500 1100c0-700-500-1100-500-1100">
            <text:p/>
          </draw:path>
        </draw:g>
        <draw:g>
          <draw:circle draw:style-name="gr9" draw:text-style-name="P1" draw:layer="layout" svg:width="3cm" svg:height="3cm" svg:x="8cm" svg:y="2.301cm" draw:kind="arc" draw:start-angle="318.29" draw:end-angle="39.78">
            <text:p/>
          </draw:circle>
          <draw:g>
            <draw:line draw:style-name="gr8" draw:text-style-name="P1" draw:layer="layout" svg:x1="9.6cm" svg:y1="3.801cm" svg:x2="9.8cm" svg:y2="3.801cm">
              <text:p/>
            </draw:line>
            <draw:line draw:style-name="gr8" draw:text-style-name="P1" draw:layer="layout" svg:x1="9.7cm" svg:y1="3.701cm" svg:x2="9.7cm" svg:y2="3.901cm">
              <text:p/>
            </draw:line>
            <draw:line draw:style-name="gr8" draw:text-style-name="P1" draw:layer="layout" svg:x1="2.8cm" svg:y1="4.801cm" svg:x2="9.7cm" svg:y2="4.801cm">
              <text:p/>
            </draw:line>
            <draw:circle draw:style-name="gr9" draw:text-style-name="P1" draw:layer="layout" svg:width="0.2cm" svg:height="0.2cm" svg:x="2.7cm" svg:y="4.601cm" draw:kind="arc" draw:start-angle="180" draw:end-angle="270">
              <text:p/>
            </draw:circle>
            <draw:line draw:style-name="gr8" draw:text-style-name="P1" draw:layer="layout" svg:x1="2.7cm" svg:y1="4.701cm" svg:x2="2.7cm" svg:y2="3.801cm">
              <text:p/>
            </draw:line>
            <draw:circle draw:style-name="gr9" draw:text-style-name="P1" draw:layer="layout" svg:width="2cm" svg:height="2cm" svg:x="2.7cm" svg:y="2.801cm" draw:kind="arc" draw:start-angle="90" draw:end-angle="180">
              <text:p/>
            </draw:circle>
            <draw:line draw:style-name="gr8" draw:text-style-name="P1" draw:layer="layout" svg:x1="3.7cm" svg:y1="2.801cm" svg:x2="9.7cm" svg:y2="2.801cm">
              <text:p/>
            </draw:line>
            <draw:line draw:style-name="gr8" draw:text-style-name="P1" draw:layer="layout" svg:x1="9.7cm" svg:y1="4.801cm" svg:x2="11.2cm" svg:y2="4.801cm">
              <text:p/>
            </draw:line>
            <draw:line draw:style-name="gr8" draw:text-style-name="P1" draw:layer="layout" svg:x1="16.6cm" svg:y1="5.801cm" svg:x2="15.2cm" svg:y2="5.801cm">
              <text:p/>
            </draw:line>
            <draw:path draw:style-name="gr8" draw:text-style-name="P1" draw:layer="layout" svg:width="2.099cm" svg:height="0.399cm" svg:x="11.2cm" svg:y="4.801cm" svg:viewBox="0 0 2100 400" svg:d="m0 0c1300 0 2100 400 2100 400">
              <text:p/>
            </draw:path>
            <draw:path draw:style-name="gr8" draw:text-style-name="P1" draw:layer="layout" svg:width="1.899cm" svg:height="0.599cm" svg:x="13.3cm" svg:y="5.201cm" svg:viewBox="0 0 1900 600" svg:d="m1900 600c-900 0-1900-600-1900-600">
              <text:p/>
            </draw:path>
            <draw:path draw:style-name="gr8" draw:text-style-name="P1" draw:layer="layout" svg:width="6.499cm" svg:height="1.799cm" svg:x="9.7cm" svg:y="2.801cm" svg:viewBox="0 0 6500 1800" svg:d="m0 0c3758 0 6500 1800 6500 1800">
              <text:p/>
            </draw:path>
            <draw:circle draw:style-name="gr9" draw:text-style-name="P1" draw:layer="layout" svg:width="0.2cm" svg:height="0.2cm" draw:transform="rotate (1.5707963267949) translate (16.5cm 5.801cm)" draw:kind="arc" draw:start-angle="180" draw:end-angle="270">
              <text:p/>
            </draw:circle>
            <draw:path draw:style-name="gr8" draw:text-style-name="P1" draw:layer="layout" svg:width="0.499cm" svg:height="1.099cm" svg:x="16.2cm" svg:y="4.601cm" svg:viewBox="0 0 500 1100" svg:d="m500 1100c0-700-500-1100-500-1100">
              <text:p/>
            </draw:path>
          </draw:g>
        </draw:g>
        <draw:custom-shape draw:style-name="gr10" draw:text-style-name="P1" draw:layer="layout" svg:width="7cm" svg:height="0.5cm" svg:x="2.7cm" svg:y="18.5cm">
          <text:p/>
          <draw:enhanced-geometry svg:viewBox="0 0 21600 21600" draw:type="rectangle" draw:enhanced-path="M 0 0 L 21600 0 21600 21600 0 21600 0 0 Z N"/>
        </draw:custom-shape>
        <draw:g>
          <draw:g>
            <draw:circle draw:style-name="gr5" draw:text-style-name="P1" draw:layer="layout" svg:width="3cm" svg:height="3cm" svg:x="8cm" svg:y="14.501cm" draw:kind="arc" draw:start-angle="318.29" draw:end-angle="39.78">
              <text:p/>
            </draw:circle>
            <draw:g>
              <draw:line draw:style-name="gr2" draw:text-style-name="P1" draw:layer="layout" svg:x1="9.6cm" svg:y1="16.001cm" svg:x2="9.8cm" svg:y2="16.001cm">
                <text:p/>
              </draw:line>
              <draw:line draw:style-name="gr2" draw:text-style-name="P1" draw:layer="layout" svg:x1="9.7cm" svg:y1="15.901cm" svg:x2="9.7cm" svg:y2="16.101cm">
                <text:p/>
              </draw:line>
              <draw:line draw:style-name="gr2" draw:text-style-name="P1" draw:layer="layout" svg:x1="2.8cm" svg:y1="17.001cm" svg:x2="9.7cm" svg:y2="17.001cm">
                <text:p/>
              </draw:line>
              <draw:circle draw:style-name="gr5" draw:text-style-name="P1" draw:layer="layout" svg:width="0.2cm" svg:height="0.2cm" svg:x="2.7cm" svg:y="16.801cm" draw:kind="arc" draw:start-angle="180" draw:end-angle="270">
                <text:p/>
              </draw:circle>
              <draw:line draw:style-name="gr2" draw:text-style-name="P1" draw:layer="layout" svg:x1="2.7cm" svg:y1="16.901cm" svg:x2="2.7cm" svg:y2="16.001cm">
                <text:p/>
              </draw:line>
              <draw:circle draw:style-name="gr5" draw:text-style-name="P1" draw:layer="layout" svg:width="2cm" svg:height="2cm" svg:x="2.7cm" svg:y="15.001cm" draw:kind="arc" draw:start-angle="90" draw:end-angle="180">
                <text:p/>
              </draw:circle>
              <draw:line draw:style-name="gr2" draw:text-style-name="P1" draw:layer="layout" svg:x1="3.7cm" svg:y1="15.001cm" svg:x2="9.7cm" svg:y2="15.001cm">
                <text:p/>
              </draw:line>
              <draw:line draw:style-name="gr2" draw:text-style-name="P1" draw:layer="layout" svg:x1="9.7cm" svg:y1="17.001cm" svg:x2="11.2cm" svg:y2="17.001cm">
                <text:p/>
              </draw:line>
              <draw:line draw:style-name="gr2" draw:text-style-name="P1" draw:layer="layout" svg:x1="16.6cm" svg:y1="18.001cm" svg:x2="15.2cm" svg:y2="18.001cm">
                <text:p/>
              </draw:line>
              <draw:path draw:style-name="gr2" draw:text-style-name="P1" draw:layer="layout" svg:width="2.099cm" svg:height="0.399cm" svg:x="11.2cm" svg:y="17.001cm" svg:viewBox="0 0 2100 400" svg:d="m0 0c1300 0 2100 400 2100 400">
                <text:p/>
              </draw:path>
              <draw:path draw:style-name="gr2" draw:text-style-name="P1" draw:layer="layout" svg:width="1.899cm" svg:height="0.599cm" svg:x="13.3cm" svg:y="17.401cm" svg:viewBox="0 0 1900 600" svg:d="m1900 600c-900 0-1900-600-1900-600">
                <text:p/>
              </draw:path>
              <draw:path draw:style-name="gr2" draw:text-style-name="P1" draw:layer="layout" svg:width="6.499cm" svg:height="1.799cm" svg:x="9.7cm" svg:y="15.001cm" svg:viewBox="0 0 6500 1800" svg:d="m0 0c3758 0 6500 1800 6500 1800">
                <text:p/>
              </draw:path>
              <draw:circle draw:style-name="gr5" draw:text-style-name="P1" draw:layer="layout" svg:width="0.2cm" svg:height="0.2cm" draw:transform="rotate (1.5707963267949) translate (16.5cm 18.001cm)" draw:kind="arc" draw:start-angle="180" draw:end-angle="270">
                <text:p/>
              </draw:circle>
              <draw:path draw:style-name="gr2" draw:text-style-name="P1" draw:layer="layout" svg:width="0.499cm" svg:height="1.099cm" svg:x="16.2cm" svg:y="16.801cm" svg:viewBox="0 0 500 1100" svg:d="m500 1100c0-700-500-1100-500-1100">
                <text:p/>
              </draw:path>
            </draw:g>
          </draw:g>
          <draw:line draw:style-name="gr2" draw:text-style-name="P1" draw:layer="layout" svg:x1="15.6cm" svg:y1="18.001cm" svg:x2="15.7cm" svg:y2="18.301cm">
            <text:p/>
          </draw:line>
          <draw:line draw:style-name="gr2" draw:text-style-name="P1" draw:layer="layout" svg:x1="16.6cm" svg:y1="18.001cm" svg:x2="16.5cm" svg:y2="18.301cm">
            <text:p/>
          </draw:line>
          <draw:path draw:style-name="gr2" draw:text-style-name="P1" draw:layer="layout" svg:width="0.799cm" svg:height="0.199cm" svg:x="15.7cm" svg:y="18.301cm" svg:viewBox="0 0 800 200" svg:d="m0 0c400 449 800 0 800 0">
            <text:p/>
          </draw:path>
        </draw:g>
        <draw:line draw:style-name="gr11" draw:text-style-name="P1" draw:layer="layout" svg:x1="17.5cm" svg:y1="18.501cm" svg:x2="9.7cm" svg:y2="18.501cm">
          <text:p/>
        </draw:line>
        <draw:g>
          <draw:g>
            <draw:g>
              <draw:line draw:style-name="gr2" draw:text-style-name="P1" draw:layer="layout" svg:x1="23.2cm" svg:y1="5.099cm" svg:x2="26.2cm" svg:y2="5.099cm">
                <text:p/>
              </draw:line>
              <draw:line draw:style-name="gr2" draw:text-style-name="P1" draw:layer="layout" svg:x1="26.2cm" svg:y1="5.1cm" svg:x2="26.2cm" svg:y2="4.699cm">
                <text:p/>
              </draw:line>
              <draw:line draw:style-name="gr2" draw:text-style-name="P1" draw:layer="layout" svg:x1="23.2cm" svg:y1="5.599cm" svg:x2="23.2cm" svg:y2="5.099cm">
                <text:p/>
              </draw:line>
              <draw:path draw:style-name="gr2" draw:text-style-name="P1" draw:layer="layout" svg:width="0.766cm" svg:height="0.948cm" svg:x="26.2cm" svg:y="3.751cm" svg:viewBox="0 0 767 949" svg:d="m0 949c0-400 144-552 344-652s323-197 423-297">
                <text:p/>
              </draw:path>
              <draw:line draw:style-name="gr2" draw:text-style-name="P1" draw:layer="layout" svg:x1="19.2cm" svg:y1="5.6cm" svg:x2="19.2cm" svg:y2="4.1cm">
                <text:p/>
              </draw:line>
              <draw:circle draw:style-name="gr5" draw:text-style-name="P1" draw:layer="layout" svg:width="2cm" svg:height="2cm" svg:x="25.2cm" svg:y="2.1cm" draw:kind="arc" draw:start-angle="318.81" draw:end-angle="89.7">
                <text:p/>
              </draw:circle>
              <draw:circle draw:style-name="gr5" draw:text-style-name="P1" draw:layer="layout" svg:width="4cm" svg:height="4cm" svg:x="19.2cm" svg:y="2.1cm" draw:kind="arc" draw:start-angle="90" draw:end-angle="180">
                <text:p/>
              </draw:circle>
              <draw:line draw:style-name="gr2" draw:text-style-name="P1" draw:layer="layout" svg:x1="21.2cm" svg:y1="2.1cm" svg:x2="26.2cm" svg:y2="2.1cm">
                <text:p/>
              </draw:line>
              <draw:line draw:style-name="gr2" draw:text-style-name="P1" draw:layer="layout" svg:x1="19.2cm" svg:y1="5.6cm" svg:x2="23.2cm" svg:y2="5.6cm">
                <text:p/>
              </draw:line>
            </draw:g>
            <draw:line draw:style-name="gr2" draw:text-style-name="P1" draw:layer="layout" svg:x1="26.2cm" svg:y1="3.2cm" svg:x2="26.2cm" svg:y2="3cm">
              <text:p/>
            </draw:line>
            <draw:line draw:style-name="gr2" draw:text-style-name="P1" draw:layer="layout" svg:x1="26.1cm" svg:y1="3.1cm" svg:x2="26.3cm" svg:y2="3.1cm">
              <text:p/>
            </draw:line>
          </draw:g>
          <draw:line draw:style-name="gr2" draw:text-style-name="P1" draw:layer="layout" svg:x1="23.2cm" svg:y1="5.1cm" svg:x2="26.2cm" svg:y2="5.1cm">
            <text:p/>
          </draw:line>
          <draw:line draw:style-name="gr2" draw:text-style-name="P1" draw:layer="layout" svg:x1="23.2cm" svg:y1="5.6cm" svg:x2="23.2cm" svg:y2="5.1cm">
            <text:p/>
          </draw:line>
          <draw:line draw:style-name="gr2" draw:text-style-name="P1" draw:layer="layout" svg:x1="25.4cm" svg:y1="4.7cm" svg:x2="25.6cm" svg:y2="4.7cm">
            <text:p/>
          </draw:line>
          <draw:line draw:style-name="gr2" draw:text-style-name="P1" draw:layer="layout" svg:x1="25.5cm" svg:y1="4.6cm" svg:x2="25.5cm" svg:y2="4.8cm">
            <text:p/>
          </draw:line>
        </draw:g>
        <draw:g>
          <draw:line draw:style-name="gr12" draw:text-style-name="P1" draw:layer="layout" svg:x1="9.793cm" svg:y1="16.995cm" svg:x2="11.287cm" svg:y2="16.856cm">
            <text:p/>
          </draw:line>
          <draw:g>
            <draw:line draw:style-name="gr12" draw:text-style-name="P1" draw:layer="layout" svg:x1="2.923cm" svg:y1="17.637cm" svg:x2="9.793cm" svg:y2="16.996cm">
              <text:p/>
            </draw:line>
            <draw:circle draw:style-name="gr13" draw:text-style-name="P1" draw:layer="layout" svg:width="0.2cm" svg:height="0.2cm" draw:transform="rotate (0.0930260491312978) translate (2.805cm 17.447cm)" draw:kind="arc" draw:start-angle="180" draw:end-angle="270">
              <text:p/>
            </draw:circle>
            <draw:line draw:style-name="gr12" draw:text-style-name="P1" draw:layer="layout" svg:x1="2.814cm" svg:y1="17.546cm" svg:x2="2.73cm" svg:y2="16.65cm">
              <text:p/>
            </draw:line>
            <draw:circle draw:style-name="gr13" draw:text-style-name="P1" draw:layer="layout" svg:width="2cm" svg:height="2cm" draw:transform="rotate (0.0930260491312978) translate (2.637cm 15.655cm)" draw:kind="arc" draw:start-angle="90" draw:end-angle="180">
              <text:p/>
            </draw:circle>
            <draw:line draw:style-name="gr12" draw:text-style-name="P1" draw:layer="layout" svg:x1="3.633cm" svg:y1="15.561cm" svg:x2="9.607cm" svg:y2="15.004cm">
              <text:p/>
            </draw:line>
            <draw:line draw:style-name="gr12" draw:text-style-name="P1" draw:layer="layout" svg:x1="16.756cm" svg:y1="17.35cm" svg:x2="15.362cm" svg:y2="17.48cm">
              <text:p/>
            </draw:line>
            <draw:path draw:style-name="gr12" draw:text-style-name="P1" draw:layer="layout" svg:width="2.127cm" svg:height="0.229cm" svg:x="11.286cm" svg:y="16.829cm" svg:viewBox="0 0 2128 230" svg:d="m0 27c1294-121 2128 203 2128 203">
              <text:p/>
            </draw:path>
            <draw:path draw:style-name="gr12" draw:text-style-name="P1" draw:layer="layout" svg:width="1.947cm" svg:height="0.429cm" svg:x="13.414cm" svg:y="17.06cm" svg:viewBox="0 0 1948 430" svg:d="m1948 421c-897 84-1948-421-1948-421">
              <text:p/>
            </draw:path>
            <draw:path draw:style-name="gr12" draw:text-style-name="P1" draw:layer="layout" svg:width="6.638cm" svg:height="1.239cm" svg:x="9.607cm" svg:y="14.953cm" svg:viewBox="0 0 6639 1240" svg:d="m0 52c3742-350 6639 1188 6639 1188">
              <text:p/>
            </draw:path>
            <draw:circle draw:style-name="gr13" draw:text-style-name="P1" draw:layer="layout" svg:width="0.2cm" svg:height="0.2cm" draw:transform="rotate (1.66382237592619) translate (16.656cm 17.36cm)" draw:kind="arc" draw:start-angle="180" draw:end-angle="270">
              <text:p/>
            </draw:circle>
            <draw:path draw:style-name="gr12" draw:text-style-name="P1" draw:layer="layout" svg:width="0.599cm" svg:height="1.048cm" svg:x="16.246cm" svg:y="16.193cm" svg:viewBox="0 0 600 1049" svg:d="m600 1049c-65-697-600-1049-600-1049">
              <text:p/>
            </draw:path>
            <draw:line draw:style-name="gr12" draw:text-style-name="P1" draw:layer="layout" svg:x1="15.76cm" svg:y1="17.443cm" svg:x2="15.887cm" svg:y2="17.732cm">
              <text:p/>
            </draw:line>
            <draw:line draw:style-name="gr12" draw:text-style-name="P1" draw:layer="layout" svg:x1="16.756cm" svg:y1="17.35cm" svg:x2="16.684cm" svg:y2="17.658cm">
              <text:p/>
            </draw:line>
            <draw:path draw:style-name="gr12" draw:text-style-name="P1" draw:layer="layout" svg:width="0.796cm" svg:height="0.238cm" svg:x="15.888cm" svg:y="17.658cm" svg:viewBox="0 0 797 239" svg:d="m0 74c440 410 797-74 797-74">
              <text:p/>
            </draw:path>
          </draw:g>
        </draw:g>
        <draw:g>
          <draw:line draw:style-name="gr12" draw:text-style-name="P1" draw:layer="layout" svg:x1="9.633cm" svg:y1="17cm" svg:x2="11.126cm" svg:y2="17.142cm">
            <text:p/>
          </draw:line>
          <draw:g>
            <draw:line draw:style-name="gr12" draw:text-style-name="P1" draw:layer="layout" svg:x1="2.764cm" svg:y1="16.346cm" svg:x2="9.633cm" svg:y2="17cm">
              <text:p/>
            </draw:line>
            <draw:circle draw:style-name="gr13" draw:text-style-name="P1" draw:layer="layout" svg:width="0.2cm" svg:height="0.2cm" draw:transform="rotate (-0.0949459113084912) translate (2.684cm 16.138cm)" draw:kind="arc" draw:start-angle="180" draw:end-angle="270">
              <text:p/>
            </draw:circle>
            <draw:line draw:style-name="gr12" draw:text-style-name="P1" draw:layer="layout" svg:x1="2.674cm" svg:y1="16.237cm" svg:x2="2.759cm" svg:y2="15.341cm">
              <text:p/>
            </draw:line>
            <draw:circle draw:style-name="gr13" draw:text-style-name="P1" draw:layer="layout" svg:width="2cm" svg:height="2cm" draw:transform="rotate (-0.0949459113084912) translate (2.854cm 14.346cm)" draw:kind="arc" draw:start-angle="90" draw:end-angle="180">
              <text:p/>
            </draw:circle>
            <draw:line draw:style-name="gr12" draw:text-style-name="P1" draw:layer="layout" svg:x1="3.85cm" svg:y1="14.44cm" svg:x2="9.823cm" svg:y2="15.009cm">
              <text:p/>
            </draw:line>
            <draw:line draw:style-name="gr12" draw:text-style-name="P1" draw:layer="layout" svg:x1="16.408cm" svg:y1="18.65cm" svg:x2="15.014cm" svg:y2="18.517cm">
              <text:p/>
            </draw:line>
            <draw:path draw:style-name="gr12" draw:text-style-name="P1" draw:layer="layout" svg:width="2.052cm" svg:height="0.596cm" svg:x="11.127cm" svg:y="17.142cm" svg:viewBox="0 0 2053 597" svg:d="m0 0c1294 123 2053 597 2053 597">
              <text:p/>
            </draw:path>
            <draw:path draw:style-name="gr12" draw:text-style-name="P1" draw:layer="layout" svg:width="1.834cm" svg:height="0.776cm" svg:x="13.179cm" svg:y="17.739cm" svg:viewBox="0 0 1835 777" svg:d="m1835 777c-896-85-1835-777-1835-777">
              <text:p/>
            </draw:path>
            <draw:path draw:style-name="gr12" draw:text-style-name="P1" draw:layer="layout" svg:width="6.299cm" svg:height="2.407cm" svg:x="9.823cm" svg:y="15.009cm" svg:viewBox="0 0 6300 2408" svg:d="m0 0c3741 356 6300 2408 6300 2408">
              <text:p/>
            </draw:path>
            <draw:circle draw:style-name="gr13" draw:text-style-name="P1" draw:layer="layout" svg:width="0.2cm" svg:height="0.2cm" draw:transform="rotate (1.47585041548641) translate (16.307cm 18.64cm)" draw:kind="arc" draw:start-angle="180" draw:end-angle="270">
              <text:p/>
            </draw:circle>
            <draw:path draw:style-name="gr12" draw:text-style-name="P1" draw:layer="layout" svg:width="0.399cm" svg:height="1.141cm" svg:x="16.123cm" svg:y="17.417cm" svg:viewBox="0 0 400 1142" svg:d="m393 1142c67-696-393-1142-393-1142">
              <text:p/>
            </draw:path>
            <draw:line draw:style-name="gr12" draw:text-style-name="P1" draw:layer="layout" svg:x1="15.412cm" svg:y1="18.555cm" svg:x2="15.483cm" svg:y2="18.863cm">
              <text:p/>
            </draw:line>
            <draw:line draw:style-name="gr12" draw:text-style-name="P1" draw:layer="layout" svg:x1="16.407cm" svg:y1="18.65cm" svg:x2="16.279cm" svg:y2="18.939cm">
              <text:p/>
            </draw:line>
            <draw:path draw:style-name="gr12" draw:text-style-name="P1" draw:layer="layout" svg:width="0.795cm" svg:height="0.236cm" svg:x="15.483cm" svg:y="18.863cm" svg:viewBox="0 0 796 237" svg:d="m0 0c356 485 796 76 796 76">
              <text:p/>
            </draw:path>
          </draw:g>
        </draw:g>
        <draw:line draw:style-name="gr11" draw:text-style-name="P1" draw:layer="layout" svg:x1="17.5cm" svg:y1="19.1cm" svg:x2="9.7cm" svg:y2="19.1cm">
          <text:p/>
        </draw:line>
        <draw:line draw:style-name="gr11" draw:text-style-name="P1" draw:layer="layout" svg:x1="17.5cm" svg:y1="17.9cm" svg:x2="9.7cm" svg:y2="17.9cm">
          <text:p/>
        </draw:line>
        <draw:g>
          <draw:g>
            <draw:g>
              <draw:line draw:style-name="gr2" draw:text-style-name="P1" draw:layer="layout" svg:x1="23.2cm" svg:y1="9.599cm" svg:x2="26.2cm" svg:y2="9.599cm">
                <text:p/>
              </draw:line>
              <draw:line draw:style-name="gr2" draw:text-style-name="P1" draw:layer="layout" svg:x1="26.2cm" svg:y1="9.6cm" svg:x2="26.2cm" svg:y2="9.199cm">
                <text:p/>
              </draw:line>
              <draw:line draw:style-name="gr2" draw:text-style-name="P1" draw:layer="layout" svg:x1="23.2cm" svg:y1="10.099cm" svg:x2="23.2cm" svg:y2="9.599cm">
                <text:p/>
              </draw:line>
              <draw:path draw:style-name="gr2" draw:text-style-name="P1" draw:layer="layout" svg:width="0.766cm" svg:height="0.948cm" svg:x="26.2cm" svg:y="8.251cm" svg:viewBox="0 0 767 949" svg:d="m0 949c0-400 144-552 344-652s323-197 423-297">
                <text:p/>
              </draw:path>
              <draw:line draw:style-name="gr2" draw:text-style-name="P1" draw:layer="layout" svg:x1="19.2cm" svg:y1="10.1cm" svg:x2="19.2cm" svg:y2="8.6cm">
                <text:p/>
              </draw:line>
              <draw:circle draw:style-name="gr5" draw:text-style-name="P1" draw:layer="layout" svg:width="2cm" svg:height="2cm" svg:x="25.2cm" svg:y="6.6cm" draw:kind="arc" draw:start-angle="318.81" draw:end-angle="89.7">
                <text:p/>
              </draw:circle>
              <draw:circle draw:style-name="gr5" draw:text-style-name="P1" draw:layer="layout" svg:width="4cm" svg:height="4cm" svg:x="19.2cm" svg:y="6.6cm" draw:kind="arc" draw:start-angle="90" draw:end-angle="180">
                <text:p/>
              </draw:circle>
              <draw:line draw:style-name="gr2" draw:text-style-name="P1" draw:layer="layout" svg:x1="21.2cm" svg:y1="6.6cm" svg:x2="26.2cm" svg:y2="6.6cm">
                <text:p/>
              </draw:line>
              <draw:line draw:style-name="gr2" draw:text-style-name="P1" draw:layer="layout" svg:x1="19.2cm" svg:y1="10.1cm" svg:x2="23.2cm" svg:y2="10.1cm">
                <text:p/>
              </draw:line>
            </draw:g>
            <draw:line draw:style-name="gr2" draw:text-style-name="P1" draw:layer="layout" svg:x1="26.2cm" svg:y1="7.7cm" svg:x2="26.2cm" svg:y2="7.5cm">
              <text:p/>
            </draw:line>
            <draw:line draw:style-name="gr2" draw:text-style-name="P1" draw:layer="layout" svg:x1="26.1cm" svg:y1="7.6cm" svg:x2="26.3cm" svg:y2="7.6cm">
              <text:p/>
            </draw:line>
          </draw:g>
          <draw:line draw:style-name="gr2" draw:text-style-name="P1" draw:layer="layout" svg:x1="23.2cm" svg:y1="9.6cm" svg:x2="26.2cm" svg:y2="9.6cm">
            <text:p/>
          </draw:line>
          <draw:line draw:style-name="gr2" draw:text-style-name="P1" draw:layer="layout" svg:x1="23.2cm" svg:y1="10.1cm" svg:x2="23.2cm" svg:y2="9.6cm">
            <text:p/>
          </draw:line>
          <draw:line draw:style-name="gr2" draw:text-style-name="P1" draw:layer="layout" svg:x1="25.4cm" svg:y1="9.2cm" svg:x2="25.6cm" svg:y2="9.2cm">
            <text:p/>
          </draw:line>
          <draw:line draw:style-name="gr2" draw:text-style-name="P1" draw:layer="layout" svg:x1="25.5cm" svg:y1="9.1cm" svg:x2="25.5cm" svg:y2="9.3cm">
            <text:p/>
          </draw:line>
        </draw:g>
        <draw:g>
          <draw:g>
            <draw:g>
              <draw:line draw:style-name="gr2" draw:text-style-name="P1" draw:layer="layout" svg:x1="23.2cm" svg:y1="14.099cm" svg:x2="26.2cm" svg:y2="14.099cm">
                <text:p/>
              </draw:line>
              <draw:line draw:style-name="gr2" draw:text-style-name="P1" draw:layer="layout" svg:x1="26.2cm" svg:y1="14.1cm" svg:x2="26.2cm" svg:y2="13.699cm">
                <text:p/>
              </draw:line>
              <draw:line draw:style-name="gr2" draw:text-style-name="P1" draw:layer="layout" svg:x1="23.2cm" svg:y1="14.599cm" svg:x2="23.2cm" svg:y2="14.099cm">
                <text:p/>
              </draw:line>
              <draw:path draw:style-name="gr2" draw:text-style-name="P1" draw:layer="layout" svg:width="0.766cm" svg:height="0.948cm" svg:x="26.2cm" svg:y="12.751cm" svg:viewBox="0 0 767 949" svg:d="m0 949c0-400 144-552 344-652s323-197 423-297">
                <text:p/>
              </draw:path>
              <draw:line draw:style-name="gr2" draw:text-style-name="P1" draw:layer="layout" svg:x1="19.2cm" svg:y1="14.6cm" svg:x2="19.2cm" svg:y2="13.1cm">
                <text:p/>
              </draw:line>
              <draw:circle draw:style-name="gr5" draw:text-style-name="P1" draw:layer="layout" svg:width="2cm" svg:height="2cm" svg:x="25.2cm" svg:y="11.1cm" draw:kind="arc" draw:start-angle="318.81" draw:end-angle="89.7">
                <text:p/>
              </draw:circle>
              <draw:circle draw:style-name="gr5" draw:text-style-name="P1" draw:layer="layout" svg:width="4cm" svg:height="4cm" svg:x="19.2cm" svg:y="11.1cm" draw:kind="arc" draw:start-angle="90" draw:end-angle="180">
                <text:p/>
              </draw:circle>
              <draw:line draw:style-name="gr2" draw:text-style-name="P1" draw:layer="layout" svg:x1="21.2cm" svg:y1="11.1cm" svg:x2="26.2cm" svg:y2="11.1cm">
                <text:p/>
              </draw:line>
              <draw:line draw:style-name="gr2" draw:text-style-name="P1" draw:layer="layout" svg:x1="19.2cm" svg:y1="14.6cm" svg:x2="23.2cm" svg:y2="14.6cm">
                <text:p/>
              </draw:line>
            </draw:g>
            <draw:line draw:style-name="gr2" draw:text-style-name="P1" draw:layer="layout" svg:x1="26.2cm" svg:y1="12.2cm" svg:x2="26.2cm" svg:y2="12cm">
              <text:p/>
            </draw:line>
            <draw:line draw:style-name="gr2" draw:text-style-name="P1" draw:layer="layout" svg:x1="26.1cm" svg:y1="12.1cm" svg:x2="26.3cm" svg:y2="12.1cm">
              <text:p/>
            </draw:line>
          </draw:g>
          <draw:line draw:style-name="gr2" draw:text-style-name="P1" draw:layer="layout" svg:x1="23.2cm" svg:y1="14.1cm" svg:x2="26.2cm" svg:y2="14.1cm">
            <text:p/>
          </draw:line>
          <draw:line draw:style-name="gr2" draw:text-style-name="P1" draw:layer="layout" svg:x1="23.2cm" svg:y1="14.6cm" svg:x2="23.2cm" svg:y2="14.1cm">
            <text:p/>
          </draw:line>
          <draw:line draw:style-name="gr2" draw:text-style-name="P1" draw:layer="layout" svg:x1="25.4cm" svg:y1="13.7cm" svg:x2="25.6cm" svg:y2="13.7cm">
            <text:p/>
          </draw:line>
          <draw:line draw:style-name="gr2" draw:text-style-name="P1" draw:layer="layout" svg:x1="25.5cm" svg:y1="13.6cm" svg:x2="25.5cm" svg:y2="13.8cm">
            <text:p/>
          </draw:line>
        </draw:g>
        <draw:line draw:style-name="gr2" draw:text-style-name="P1" draw:layer="layout" svg:x1="19.2cm" svg:y1="14.4cm" svg:x2="19.2cm" svg:y2="12.9cm">
          <text:p/>
        </draw:line>
        <draw:custom-shape draw:style-name="gr10" draw:text-style-name="P1" draw:layer="layout" svg:width="2.3cm" svg:height="1.2cm" svg:x="20.2cm" svg:y="8.9cm">
          <text:p/>
          <draw:enhanced-geometry svg:viewBox="0 0 21600 21600" draw:type="rectangle" draw:enhanced-path="M 0 0 L 21600 0 21600 21600 0 21600 0 0 Z N"/>
        </draw:custom-shape>
        <draw:circle draw:style-name="gr5" draw:text-style-name="P1" draw:layer="layout" svg:width="1.2cm" svg:height="1.2cm" svg:x="20.2cm" svg:y="4.4cm" draw:kind="arc" draw:start-angle="0" draw:end-angle="180">
          <text:p/>
        </draw:circle>
        <draw:line draw:style-name="gr2" draw:text-style-name="P1" draw:layer="layout" svg:x1="21.4cm" svg:y1="5.6cm" svg:x2="21.4cm" svg:y2="5cm">
          <text:p/>
        </draw:line>
        <draw:line draw:style-name="gr2" draw:text-style-name="P1" draw:layer="layout" svg:x1="20.2cm" svg:y1="5.6cm" svg:x2="20.2cm" svg:y2="5cm">
          <text:p/>
        </draw:line>
        <draw:line draw:style-name="gr2" draw:text-style-name="P1" draw:layer="layout" svg:x1="20.7cm" svg:y1="13.8cm" svg:x2="20.9cm" svg:y2="13.8cm">
          <text:p/>
        </draw:line>
        <draw:line draw:style-name="gr2" draw:text-style-name="P1" draw:layer="layout" svg:x1="20.8cm" svg:y1="13.7cm" svg:x2="20.8cm" svg:y2="13.9cm">
          <text:p/>
        </draw:line>
        <draw:g>
          <draw:line draw:style-name="gr2" draw:text-style-name="P1" draw:layer="layout" svg:x1="23.2cm" svg:y1="18.599cm" svg:x2="26.2cm" svg:y2="18.599cm">
            <text:p/>
          </draw:line>
          <draw:line draw:style-name="gr2" draw:text-style-name="P1" draw:layer="layout" svg:x1="26.2cm" svg:y1="18.6cm" svg:x2="26.2cm" svg:y2="16.6cm">
            <text:p/>
          </draw:line>
          <draw:line draw:style-name="gr2" draw:text-style-name="P1" draw:layer="layout" svg:x1="23.2cm" svg:y1="19.099cm" svg:x2="23.2cm" svg:y2="18.599cm">
            <text:p/>
          </draw:line>
          <draw:line draw:style-name="gr2" draw:text-style-name="P1" draw:layer="layout" svg:x1="19.2cm" svg:y1="19.1cm" svg:x2="19.2cm" svg:y2="17.6cm">
            <text:p/>
          </draw:line>
          <draw:circle draw:style-name="gr5" draw:text-style-name="P1" draw:layer="layout" svg:width="4cm" svg:height="4cm" svg:x="19.2cm" svg:y="15.6cm" draw:kind="arc" draw:start-angle="90" draw:end-angle="180">
            <text:p/>
          </draw:circle>
          <draw:line draw:style-name="gr2" draw:text-style-name="P1" draw:layer="layout" svg:x1="21.2cm" svg:y1="15.6cm" svg:x2="25.2cm" svg:y2="15.6cm">
            <text:p/>
          </draw:line>
          <draw:line draw:style-name="gr2" draw:text-style-name="P1" draw:layer="layout" svg:x1="19.2cm" svg:y1="19.1cm" svg:x2="23.2cm" svg:y2="19.1cm">
            <text:p/>
          </draw:line>
          <draw:line draw:style-name="gr2" draw:text-style-name="P1" draw:layer="layout" svg:x1="23.2cm" svg:y1="18.6cm" svg:x2="26.2cm" svg:y2="18.6cm">
            <text:p/>
          </draw:line>
          <draw:line draw:style-name="gr2" draw:text-style-name="P1" draw:layer="layout" svg:x1="23.2cm" svg:y1="19.1cm" svg:x2="23.2cm" svg:y2="18.6cm">
            <text:p/>
          </draw:line>
          <draw:circle draw:style-name="gr5" draw:text-style-name="P1" draw:layer="layout" svg:width="2cm" svg:height="2cm" draw:transform="rotate (-1.5707963267949) translate (26.2cm 15.6cm)" draw:kind="arc" draw:start-angle="90" draw:end-angle="180">
            <text:p/>
          </draw:circle>
        </draw:g>
        <draw:custom-shape draw:style-name="gr10" draw:text-style-name="P1" draw:layer="layout" svg:width="6cm" svg:height="3.2cm" svg:x="2.7cm" svg:y="9.9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Výchozí">
        <draw:custom-shape draw:style-name="gr10" draw:text-style-name="P1" draw:layer="layout" svg:width="6cm" svg:height="3.2cm" draw:transform="rotate (1.5707963267949) translate (6.696cm 16.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5cm" svg:height="7cm" svg:x="6.196cm" svg:y="10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cm" svg:height="8cm" svg:x="9.896cm" svg:y="9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cm" svg:height="8cm" svg:x="10.396cm" svg:y="9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cm" svg:height="14cm" svg:x="10.996cm" svg:y="3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cm" svg:height="8cm" svg:x="11.596cm" svg:y="9.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5cm" svg:height="5.8cm" svg:x="10.496cm" svg:y="3.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96cm" svg:y1="10.4cm" svg:x2="9.896cm" svg:y2="10.4cm">
          <text:p/>
        </draw:line>
        <draw:line draw:style-name="gr2" draw:text-style-name="P1" draw:layer="layout" svg:x1="6.196cm" svg:y1="17.4cm" svg:x2="12.096cm" svg:y2="17.4cm">
          <text:p/>
        </draw:line>
        <draw:ellipse draw:style-name="gr5" draw:text-style-name="P1" draw:layer="layout" svg:width="1.022cm" svg:height="1cm" draw:transform="rotate (1.5707963267949) translate (5.696cm 11.422cm)" draw:kind="arc" draw:start-angle="0.25" draw:end-angle="88.77">
          <text:p/>
        </draw:ellipse>
        <draw:circle draw:style-name="gr5" draw:text-style-name="P1" draw:layer="layout" svg:width="1cm" svg:height="1cm" draw:transform="rotate (-3.14159265358979) translate (6.696cm 17.4cm)" draw:kind="arc" draw:start-angle="0.25" draw:end-angle="88.77">
          <text:p/>
        </draw:circle>
        <draw:line draw:style-name="gr2" draw:text-style-name="P1" draw:layer="layout" svg:x1="5.696cm" svg:y1="10.9cm" svg:x2="5.696cm" svg:y2="16.9cm">
          <text:p/>
        </draw:line>
        <draw:line draw:style-name="gr2" draw:text-style-name="P1" draw:layer="layout" svg:x1="10.896cm" svg:y1="10.4cm" svg:x2="10.996cm" svg:y2="10.4cm">
          <text:p/>
        </draw:line>
        <draw:line draw:style-name="gr2" draw:text-style-name="P1" draw:layer="layout" svg:x1="11.496cm" svg:y1="10.4cm" svg:x2="11.596cm" svg:y2="10.4cm">
          <text:p/>
        </draw:line>
        <draw:circle draw:style-name="gr5" draw:text-style-name="P1" draw:layer="layout" svg:width="1cm" svg:height="1cm" svg:x="11.596cm" svg:y="10.402cm" draw:kind="arc" draw:start-angle="0.25" draw:end-angle="88.77">
          <text:p/>
        </draw:circle>
        <draw:ellipse draw:style-name="gr5" draw:text-style-name="P1" draw:layer="layout" svg:width="1.014cm" svg:height="1cm" draw:transform="rotate (-1.5707963267949) translate (12.6cm 16.382cm)" draw:kind="arc" draw:start-angle="0.25" draw:end-angle="88.77">
          <text:p/>
        </draw:ellipse>
        <draw:line draw:style-name="gr2" draw:text-style-name="P1" draw:layer="layout" svg:x1="12.596cm" svg:y1="10.9cm" svg:x2="12.596cm" svg:y2="16.9cm">
          <text:p/>
        </draw:line>
        <draw:circle draw:style-name="gr5" draw:text-style-name="P1" draw:layer="layout" svg:width="1cm" svg:height="1cm" draw:transform="rotate (-3.14159265358979) translate (6.696cm 13.4cm)" draw:kind="arc" draw:start-angle="0.25" draw:end-angle="88.77">
          <text:p/>
        </draw:circle>
        <draw:ellipse draw:style-name="gr5" draw:text-style-name="P1" draw:layer="layout" svg:width="1.014cm" svg:height="1cm" draw:transform="rotate (-1.5707963267949) translate (12.6cm 12.382cm)" draw:kind="arc" draw:start-angle="0.25" draw:end-angle="88.77">
          <text:p/>
        </draw:ellipse>
        <draw:line draw:style-name="gr2" draw:text-style-name="P1" draw:layer="layout" svg:x1="10.896cm" svg:y1="13.4cm" svg:x2="10.996cm" svg:y2="13.4cm">
          <text:p/>
        </draw:line>
        <draw:line draw:style-name="gr2" draw:text-style-name="P1" draw:layer="layout" svg:x1="11.496cm" svg:y1="13.4cm" svg:x2="11.596cm" svg:y2="13.4cm">
          <text:p/>
        </draw:line>
        <draw:line draw:style-name="gr14" draw:text-style-name="P1" draw:layer="layout" svg:x1="6.196cm" svg:y1="10.4cm" svg:x2="12.096cm" svg:y2="10.4cm">
          <text:p/>
        </draw:line>
        <draw:line draw:style-name="gr14" draw:text-style-name="P1" draw:layer="layout" svg:x1="6.196cm" svg:y1="13.4cm" svg:x2="12.096cm" svg:y2="13.4cm">
          <text:p/>
        </draw:line>
        <draw:custom-shape draw:style-name="gr10" draw:text-style-name="P1" draw:layer="layout" svg:width="7cm" svg:height="3cm" svg:x="17.5cm" svg:y="5cm">
          <text:p/>
          <draw:enhanced-geometry svg:viewBox="0 0 21600 21600" draw:path-stretchpoint-x="10800" draw:path-stretchpoint-y="10800" draw:text-areas="?f3 ?f4 ?f5 ?f6" draw:type="round-rectangle" draw:modifiers="3310.896367877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7cm" svg:height="7cm" svg:x="17.5cm" svg:y="9.4cm">
          <text:p/>
          <draw:enhanced-geometry svg:viewBox="0 0 21600 21600" draw:path-stretchpoint-x="10800" draw:path-stretchpoint-y="10800" draw:text-areas="?f3 ?f4 ?f5 ?f6" draw:type="round-rectangle" draw:modifiers="1490.187116126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9cm" svg:y1="10.4cm" svg:x2="10.4cm" svg:y2="10.4cm">
          <text:p/>
        </draw:line>
        <draw:line draw:style-name="gr3" draw:text-style-name="P1" draw:layer="layout" svg:x1="10.4cm" svg:y1="10.4cm" svg:x2="10.9cm" svg:y2="10.4cm">
          <text:p/>
        </draw:line>
        <draw:line draw:style-name="gr3" draw:text-style-name="P1" draw:layer="layout" svg:x1="11.6cm" svg:y1="10.4cm" svg:x2="12.1cm" svg:y2="10.4cm">
          <text:p/>
        </draw:line>
        <draw:line draw:style-name="gr3" draw:text-style-name="P1" draw:layer="layout" svg:x1="6.2cm" svg:y1="11.4cm" svg:x2="6.7cm" svg:y2="11.4cm">
          <text:p/>
        </draw:line>
        <draw:line draw:style-name="gr3" draw:text-style-name="P1" draw:layer="layout" svg:x1="6.2cm" svg:y1="15.4cm" svg:x2="6.7cm" svg:y2="15.4cm">
          <text:p/>
        </draw:line>
        <draw:line draw:style-name="gr3" draw:text-style-name="P1" draw:layer="layout" svg:x1="9.9cm" svg:y1="15.4cm" svg:x2="10.4cm" svg:y2="15.4cm">
          <text:p/>
        </draw:line>
        <draw:line draw:style-name="gr3" draw:text-style-name="P1" draw:layer="layout" svg:x1="10.4cm" svg:y1="15.4cm" svg:x2="10.9cm" svg:y2="15.4cm">
          <text:p/>
        </draw:line>
        <draw:line draw:style-name="gr3" draw:text-style-name="P1" draw:layer="layout" svg:x1="11.6cm" svg:y1="15.4cm" svg:x2="12.1cm" svg:y2="15.4cm">
          <text:p/>
        </draw:line>
        <draw:line draw:style-name="gr3" draw:text-style-name="P1" draw:layer="layout" svg:x1="11cm" svg:y1="16.4cm" svg:x2="11.5cm" svg:y2="1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ndrej </meta:initial-creator>
    <meta:creation-date>2014-01-15T11:39:42.511185522</meta:creation-date>
    <dc:date>2014-01-23T12:24:33.271068915</dc:date>
    <dc:creator>ondrej </dc:creator>
    <meta:editing-duration>PT34M15S</meta:editing-duration>
    <meta:editing-cycles>4</meta:editing-cycles>
    <meta:generator>LibreOffice/4.1.2.3$Linux_x86 LibreOffice_project/410m0$Build-3</meta:generator>
    <meta:document-statistic meta:object-count="248"/>
  </office:meta>
</office:document-meta>
</file>